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opics</text:title></text:p>
      <text:p text:style-name="OrgTitle"/>
      <text:p text:style-name="OrgSubtitle"><text:initial-creator>xyh@cicada</text:initial-creator></text:p>
      <text:p text:style-name="OrgSubtitle"/>
      <text:table-of-content text:style-name="OrgIndexSection" text:protected="true" text:name="Table of Contents">
        <text:table-of-content-source text:outline-level="5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cc2477">Ordinal number</text:a></text:p>
          <text:p text:style-name="Contents_20_1"><text:a xlink:type="simple" xlink:href="#orgb9457dd">Cardinal number</text:a></text:p>
          <text:p text:style-name="Contents_20_1"><text:a xlink:type="simple" xlink:href="#org28098a0">Skeleton (category theory)</text:a></text:p>
          <text:p text:style-name="Contents_20_1"><text:a xlink:type="simple" xlink:href="#orgb250edd">Cantor's diagonal argument</text:a></text:p>
        </text:index-body>
      </text:table-of-content>
      <text:h text:style-name="Heading_20_1_unnumbered" text:outline-level="1" text:is-list-header="true">
<text:bookmark-start text:name="OrgXref.org4cc2477"/>
<text:bookmark text:name="org4cc2477"/>Ordinal number
<text:bookmark-end text:name="OrgXref.org4cc2477"/></text:h>
      <text:list text:style-name="OrgBulletedList" text:continue-numbering="false">
        <text:list-item>
          <text:p text:style-name="Text_20_body"><text:a xlink:type="simple" xlink:href="https://en.wikipedia.org/wiki/Ordinal_number">https://en.wikipedia.org/wiki/Ordinal_number</text:a>
</text:p>
        </text:list-item>
        <text:list-item>
          <text:p text:style-name="Text_20_body">well-order
</text:p>
        </text:list-item>
        <text:list-item>
          <text:p text:style-name="Text_20_body">Order type
</text:p>
        </text:list-item>
        <text:list-item>
          <text:p text:style-name="Text_20_body">Every well-ordered set is order-equivalent
to exactly one ordinal number.
</text:p>
        </text:list-item>
      </text:list>
      <text:h text:style-name="Heading_20_1_unnumbered" text:outline-level="1" text:is-list-header="true">
<text:bookmark-start text:name="OrgXref.orgb9457dd"/>
<text:bookmark text:name="orgb9457dd"/>Cardinal number
<text:bookmark-end text:name="OrgXref.orgb9457dd"/></text:h>
      <text:list text:style-name="OrgBulletedList" text:continue-numbering="false">
        <text:list-item>
          <text:p text:style-name="Text_20_body"><text:a xlink:type="simple" xlink:href="https://en.wikipedia.org/wiki/Cardinal_number">https://en.wikipedia.org/wiki/Cardinal_number</text:a>
</text:p>
        </text:list-item>
        <text:list-item>
          <text:p text:style-name="Text_20_body">In category theory,
the cardinal numbers form a skeleton of the category of sets.
</text:p>
        </text:list-item>
      </text:list>
      <text:h text:style-name="Heading_20_1_unnumbered" text:outline-level="1" text:is-list-header="true">
<text:bookmark-start text:name="OrgXref.org28098a0"/>
<text:bookmark text:name="org28098a0"/>Skeleton (category theory)
<text:bookmark-end text:name="OrgXref.org28098a0"/></text:h>
      <text:list text:style-name="OrgBulletedList" text:continue-numbering="false">
        <text:list-item>
          <text:p text:style-name="Text_20_body"><text:a xlink:type="simple" xlink:href="https://en.wikipedia.org/wiki/Skeleton_(category_theory)">https://en.wikipedia.org/wiki/Skeleton_(category_theory)</text:a>
</text:p>
        </text:list-item>
      </text:list>
      <text:h text:style-name="Heading_20_1_unnumbered" text:outline-level="1" text:is-list-header="true">
<text:bookmark-start text:name="OrgXref.orgb250edd"/>
<text:bookmark text:name="orgb250edd"/>Cantor's diagonal argument
<text:bookmark-end text:name="OrgXref.orgb250edd"/></text:h>
      <text:list text:style-name="OrgBulletedList" text:continue-numbering="false">
        <text:list-item>
          <text:p text:style-name="Text_20_body"><text:a xlink:type="simple" xlink:href="https://en.wikipedia.org/wiki/Cantor%27s_diagonal_argument">https://en.wikipedia.org/wiki/Cantor%27s_diagonal_argument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8-07-17T14:17:05</dc:date>
    <meta:creation-date>2018-07-17T14:17:05</meta:creation-date>
    <meta:generator>Emacs 26.1 (Org mode N/A)</meta:generator>
    <meta:keyword/>
    <dc:subject/>
    <dc:title>topics</dc:title>
  </office:meta>
</office:document-meta>
</file>